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XAMPLES (10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XAMPLES (10:1-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dvantages enjoyed by Israel (10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advantages enjoyed by Israel (10:1-4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were led by the cloud of God's glory (10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waters of the Red Sea parted for them (10:2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were supernaturally provided with food and water (10:3-4a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Christ himself accompanied them (10:4b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EXAMPLES (10:1-10):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advantages enjoyed by Israel (10:1-4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apostasy committed by Israel (10:5-10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apostasy committed by Israel (10:5-10)<text:s text:c="1"/></text:span><text:span text:style-name="a488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y displeased God, and many were killed (10:5-6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y were guilty of idolatry (10:7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y were guilty of immorality (10:8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y were guilty of impunity (10:9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y were guilty of ingratitude (10:10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EXAMPLES (10:1-10):<text:s text:c="1"/></text:span><text:span text:style-name="a512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advantages enjoyed by Israel (10:1-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apostasy committed by Israel (10:5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1 Corinthians 10<text:s text:c="1"/>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EXAMPLES (10:1-10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EXHORTATIONS (10:11-33): The factors that lead to our deliverance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-title-Title-Slide" presentation:presentation-page-layout-name="Master1-PPL1" draw:id="Slide-263">
        <draw:frame draw:id="id97" presentation:style-name="a544" draw:name="Title 1" svg:x="1.38in" svg:y="0.83in" svg:width="10.3in" svg:height="4.42in" presentation:class="title" presentation:placeholder="false">
          <draw:text-box>
            <text:p text:style-name="a543" text:class-names="" text:cond-style-name=""><text:span text:style-name="a541" text:class-names="">EXHORTATIONS (10:11-33): The factors that lead to our deliverance.<text:s text:c="1"/></text:span><text:span text:style-name="a542" text:class-names=""/></text:p>
          </draw:text-box>
          <svg:title/>
          <svg:desc/>
        </draw:frame>
        <draw:frame draw:id="id98" presentation:style-name="a549" draw:name="Subtitle 2" svg:x="1.38in" svg:y="5.25in" svg:width="10.3in" svg:height="1.85in" presentation:class="subtitle" presentation:placeholder="false">
          <draw:text-box>
            <text:p text:style-name="a546" text:class-names="" text:cond-style-name=""><text:span text:style-name="a545" text:class-names=""><text:s text:c="1"/>The faithfulness of God (10:11-13):<text:s text:c="1"/></text:span></text:p>
            <text:p text:style-name="a548" text:class-names="" text:cond-style-name=""><text:span text:style-name="a547" text:class-names=""/></text:p>
          </draw:text-box>
          <svg:title/>
          <svg:desc/>
        </draw:frame>
      </draw:page>
      <draw:page draw:name="Slide9" draw:style-name="a550" draw:master-page-name="Master1-Layout12-tx-Title-and-Text" presentation:presentation-page-layout-name="Master1-PPL12" draw:id="Slide-264">
        <draw:frame draw:id="id99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faithfulness of God (10:11-13):<text:s text:c="1"/></text:span><text:span text:style-name="a552" text:class-names=""/></text:p>
          </draw:text-box>
          <svg:title/>
          <svg:desc/>
        </draw:frame>
        <draw:frame draw:id="id100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God has not promised to shield us from temptation (10:11-12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God has promised to see us through temptation (10:13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0" draw:style-name="a565" draw:master-page-name="Master1-Layout12-tx-Title-and-Text" presentation:presentation-page-layout-name="Master1-PPL12" draw:id="Slide-265">
        <draw:frame draw:id="id101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EXHORTATIONS (10:11-33): The factors that lead to our deliverance.<text:s text:c="1"/></text:span><text:span text:style-name="a567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faithfulness of God (10:11-13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fellowship with God (10:14-22): Among all of Israel's sins, idolatry was apparently the most serious. Paul explains and contrasts divine fellowship with devilish fellowship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fellowship with God (10:14-22): Among all of Israel's sins, idolatry was apparently the most serious. Paul explains and contrasts divine fellowship with devilish fellowship.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Divine fellowship (10:14-18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Devilish fellowship (10:19-22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EXHORTATIONS (10:11-33): The factors that lead to our deliverance.<text:s text:c="1"/></text:span><text:span text:style-name="a597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faithfulness of God (10:11-13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fellowship with God (10:14-22): Among all of Israel's sins, idolatry was apparently the most serious. Paul explains and contrasts divine fellowship with devilish fellowship.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Freedom in God (10:23-33): Paul addresses two issues.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<text:s text:c="1"/>Freedom in God (10:23-33): Paul addresses two issues.<text:s text:c="1"/></text:span><text:span text:style-name="a615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What believers can do (10:23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What believers should do (10:24-33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<text:s text:c="1"/>What believers should do (10:24-33):<text:s text:c="1"/></text:span><text:span text:style-name="a630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Do what they do for the good of all (10:24-30, 32-33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Do what they do for the glory of God (10:31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Freedom in God (10:23-33): Paul addresses two issues.<text:s text:c="1"/></text:span><text:span text:style-name="a645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What believers can do (10:23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What believers should do (10:24-33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2-tx-Title-and-Text" presentation:presentation-page-layout-name="Master1-PPL12" draw:id="Slide-271">
        <draw:frame draw:id="id113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EXHORTATIONS (10:11-33): The factors that lead to our deliverance.<text:s text:c="1"/></text:span><text:span text:style-name="a660" text:class-names=""/></text:p>
          </draw:text-box>
          <svg:title/>
          <svg:desc/>
        </draw:frame>
        <draw:frame draw:id="id114" presentation:style-name="a675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faithfulness of God (10:11-1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fellowship with God (10:14-22): Among all of Israel's sins, idolatry was apparently the most serious. Paul explains and contrasts divine fellowship with devilish fellowship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Freedom in God (10:23-33): Paul addresses two issues.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12-tx-Title-and-Text" presentation:presentation-page-layout-name="Master1-PPL12" draw:id="Slide-272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1 Corinthians 10<text:s text:c="1"/></text:span><text:span text:style-name="a678" text:class-names=""/></text:p>
          </draw:text-box>
          <svg:title/>
          <svg:desc/>
        </draw:frame>
        <draw:frame draw:id="id116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EXAMPLES (10:1-10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EXHORTATIONS (10:11-33): The factors that lead to our deliverance.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0 </dc:title>
    <meta:initial-creator>David STRICKLAND</meta:initial-creator>
    <dc:creator>David STRICKLAND</dc:creator>
    <meta:creation-date>2020-02-24T11:15:11Z</meta:creation-date>
    <dc:date>2020-02-24T11:15:12Z</dc:date>
    <meta:template xlink:href="BibleStudy" xlink:type="simple"/>
    <meta:editing-cycles>1</meta:editing-cycles>
    <meta:editing-duration>PT0S</meta:editing-duration>
    <meta:document-statistic meta:paragraph-count="55" meta:word-count="579"/>
  </office:meta>
</office:document-meta>
</file>